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3571in"/>
    </style:style>
    <style:style style:name="co11" style:family="table-column">
      <style:table-column-properties fo:break-before="auto" style:column-width="1.098in"/>
    </style:style>
    <style:style style:name="co12" style:family="table-column">
      <style:table-column-properties fo:break-before="auto" style:column-width="1.4154in"/>
    </style:style>
    <style:style style:name="co13" style:family="table-column">
      <style:table-column-properties fo:break-before="auto" style:column-width="0.5346in"/>
    </style:style>
    <style:style style:name="co14" style:family="table-column">
      <style:table-column-properties fo:break-before="auto" style:column-width="0.3256in"/>
    </style:style>
    <style:style style:name="co15" style:family="table-column">
      <style:table-column-properties fo:break-before="auto" style:column-width="2.5402in"/>
    </style:style>
    <style:style style:name="co16" style:family="table-column">
      <style:table-column-properties fo:break-before="auto" style:column-width="0.6346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4756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2.089in"/>
    </style:style>
    <style:style style:name="co21" style:family="table-column">
      <style:table-column-properties fo:break-before="auto" style:column-width="2.1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k Panels" table:style-name="ta1">
        <table:table-column table:style-name="co2" table:number-columns-repeated="5" table:default-cell-style-name="ce1"/>
        <table:table-row table:style-name="ro2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number-columns-repeated="3" table:style-name="ce3" office:value-type="string" calcext:value-type="string">
            <text:p>deck Panel 01 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3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number-columns-repeated="3" office:value-type="string" calcext:value-type="string">
            <text:p>BT PANEL 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table:formula="of:=[.C4]/[$Vessel.$F$5]" office:value-type="float" office:value="0.8" calcext:value-type="float">
            <text:p>0.8</text:p>
          </table:table-cell>
          <table:table-cell table:style-name="Default" table:formula="of:=[.D4]/[$Vessel.$F$5]" office:value-type="float" office:value="0.8" calcext:value-type="float">
            <text:p>0.8</text:p>
          </table:table-cell>
          <table:table-cell table:style-name="Default" table:formula="of:=[.E4]/[$Vessel.$F$5]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 z &lt; 2</text:p>
          </table:table-cell>
          <table:table-cell table:number-columns-repeated="3"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2 &lt; z &lt; 3</text:p>
          </table:table-cell>
          <table:table-cell table:style-name="Default" table:formula="of:=12-3*[.C7]" office:value-type="float" office:value="10.5" calcext:value-type="float">
            <text:p>10.5</text:p>
          </table:table-cell>
          <table:table-cell table:style-name="Default" table:formula="of:=12-3*[.D7]" office:value-type="float" office:value="4.5" calcext:value-type="float">
            <text:p>4.5</text:p>
          </table:table-cell>
          <table:table-cell table:style-name="Default" table:formula="of:=12-3*[.E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z &gt; 3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IF([.C7]&lt;2; [.C18]; IF([.C7]&lt;3;[.C19]; [.C20]))" office:value-type="float" office:value="6" calcext:value-type="float">
            <text:p>6</text:p>
          </table:table-cell>
          <table:table-cell table:style-name="Default" table:formula="of:=IF([.D7]&lt;2; [.D18]; IF([.D7]&lt;3;[.D19]; [.D20]))" office:value-type="float" office:value="4.5" calcext:value-type="float">
            <text:p>4.5</text:p>
          </table:table-cell>
          <table:table-cell table:style-name="Default" table:formula="of:=IF([.E7]&lt;2; [.E18]; IF([.E7]&lt;3;[.E19]; [.E20]))" office:value-type="float" office:value="3" calcext:value-type="float">
            <text:p>3</text:p>
          </table:table-cell>
        </table:table-row>
      </table:table>
      <table:table table:name="Wet Deck Panels" table:style-name="ta1"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9])" office:value-type="float" office:value="0.15" calcext:value-type="float">
            <text:p>0.15</text:p>
          </table:table-cell>
          <table:table-cell table:formula="of:=0.5*(1-[.D$59])" office:value-type="float" office:value="0.15" calcext:value-type="float">
            <text:p>0.15</text:p>
          </table:table-cell>
          <table:table-cell table:formula="of:=0.5*(1-[.E$59])" office:value-type="float" office:value="0.15" calcext:value-type="float">
            <text:p>0.15</text:p>
          </table:table-cell>
          <table:table-cell table:formula="of:=0.5*(1-[.F$59])" office:value-type="float" office:value="0.15" calcext:value-type="float">
            <text:p>0.15</text:p>
          </table:table-cell>
          <table:table-cell table:formula="of:=0.5*(1-[.G$59])" office:value-type="float" office:value="0.15" calcext:value-type="float">
            <text:p>0.15</text:p>
          </table:table-cell>
          <table:table-cell table:formula="of:=0.5*(1-[.H$59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9]-3.8" office:value-type="float" office:value="0.4" calcext:value-type="float">
            <text:p>0.4</text:p>
          </table:table-cell>
          <table:table-cell table:formula="of:=6*[.D$59]-3.8" office:value-type="float" office:value="0.4" calcext:value-type="float">
            <text:p>0.4</text:p>
          </table:table-cell>
          <table:table-cell table:formula="of:=6*[.E$59]-3.8" office:value-type="float" office:value="0.4" calcext:value-type="float">
            <text:p>0.4</text:p>
          </table:table-cell>
          <table:table-cell table:formula="of:=6*[.F$59]-3.8" office:value-type="float" office:value="0.4" calcext:value-type="float">
            <text:p>0.4</text:p>
          </table:table-cell>
          <table:table-cell table:formula="of:=6*[.G$59]-3.8" office:value-type="float" office:value="0.4" calcext:value-type="float">
            <text:p>0.4</text:p>
          </table:table-cell>
          <table:table-cell table:formula="of:=6*[.H$59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9]&lt;0.2;[.C40]; IF([.C59]&lt;=0.7; [.C41]; IF([.C59]&lt;=0.8;[.C42];[.C43])))" office:value-type="float" office:value="0.4" calcext:value-type="float">
            <text:p>0.4</text:p>
          </table:table-cell>
          <table:table-cell table:formula="of:=IF([.D59]&lt;0.2;[.D40]; IF([.D59]&lt;=0.7; [.D41]; IF([.D59]&lt;=0.8;[.D42];[.D43])))" office:value-type="float" office:value="0.4" calcext:value-type="float">
            <text:p>0.4</text:p>
          </table:table-cell>
          <table:table-cell table:formula="of:=IF([.E59]&lt;0.2;[.E40]; IF([.E59]&lt;=0.7; [.E41]; IF([.E59]&lt;=0.8;[.E42];[.E43])))" office:value-type="float" office:value="0.4" calcext:value-type="float">
            <text:p>0.4</text:p>
          </table:table-cell>
          <table:table-cell table:formula="of:=IF([.F59]&lt;0.2;[.F40]; IF([.F59]&lt;=0.7; [.F41]; IF([.F59]&lt;=0.8;[.F42];[.F43])))" office:value-type="float" office:value="0.4" calcext:value-type="float">
            <text:p>0.4</text:p>
          </table:table-cell>
          <table:table-cell table:formula="of:=IF([.G59]&lt;0.2;[.G40]; IF([.G59]&lt;=0.7; [.G41]; IF([.G59]&lt;=0.8;[.G42];[.G43])))" office:value-type="float" office:value="0.4" calcext:value-type="float">
            <text:p>0.4</text:p>
          </table:table-cell>
          <table:table-cell table:formula="of:=IF([.H59]&lt;0.2;[.H40]; IF([.H59]&lt;=0.7; [.H41]; IF([.H59]&lt;=0.8;[.H42];[.H43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6]; 0.455-0.35*([.C47]^0.75-1.7)/([.C47]^0.75+1.7))" office:value-type="float" office:value="0.5" calcext:value-type="float">
            <text:p>0.5</text:p>
          </table:table-cell>
          <table:table-cell table:formula="of:=MAX([.D46]; 0.455-0.35*([.D47]^0.75-1.7)/([.D47]^0.75+1.7))" office:value-type="float" office:value="0.5" calcext:value-type="float">
            <text:p>0.5</text:p>
          </table:table-cell>
          <table:table-cell table:formula="of:=MAX([.E46]; 0.455-0.35*([.E47]^0.75-1.7)/([.E47]^0.75+1.7))" office:value-type="float" office:value="0.5" calcext:value-type="float">
            <text:p>0.5</text:p>
          </table:table-cell>
          <table:table-cell table:formula="of:=MAX([.F46]; 0.455-0.35*([.F47]^0.75-1.7)/([.F47]^0.75+1.7))" office:value-type="float" office:value="0.5" calcext:value-type="float">
            <text:p>0.5</text:p>
          </table:table-cell>
          <table:table-cell table:formula="of:=MAX([.G46]; 0.455-0.35*([.G47]^0.75-1.7)/([.G47]^0.75+1.7))" office:value-type="float" office:value="0.5" calcext:value-type="float">
            <text:p>0.5</text:p>
          </table:table-cell>
          <table:table-cell table:formula="of:=MAX([.H46]; 0.455-0.35*([.H47]^0.75-1.7)/([.H47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9])/(70-[$Vessel.$F$7])" office:value-type="float" office:value="0.931034482758621" calcext:value-type="float">
            <text:p>0.931034482758621</text:p>
          </table:table-cell>
          <table:table-cell table:formula="of:=(70-[.D49])/(70-[$Vessel.$F$7])" office:value-type="float" office:value="0.931034482758621" calcext:value-type="float">
            <text:p>0.931034482758621</text:p>
          </table:table-cell>
          <table:table-cell table:formula="of:=(70-[.E49])/(70-[$Vessel.$F$7])" office:value-type="float" office:value="0.931034482758621" calcext:value-type="float">
            <text:p>0.931034482758621</text:p>
          </table:table-cell>
          <table:table-cell table:formula="of:=(70-[.F49])/(70-[$Vessel.$F$7])" office:value-type="float" office:value="0.931034482758621" calcext:value-type="float">
            <text:p>0.931034482758621</text:p>
          </table:table-cell>
          <table:table-cell table:formula="of:=(70-[.G49])/(70-[$Vessel.$F$7])" office:value-type="float" office:value="0.931034482758621" calcext:value-type="float">
            <text:p>0.931034482758621</text:p>
          </table:table-cell>
          <table:table-cell table:formula="of:=(70-[.H49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8]*[.C50]*[.C38]*[Vessel.$C$3]*[.C51]*(1-0.85*[.C7]/[$Vessel.$I$7])" office:value-type="float" office:value="7.40152681242512" calcext:value-type="float">
            <text:p>7.40152681242512</text:p>
          </table:table-cell>
          <table:table-cell table:formula="of:=3*[.D48]*[.D50]*[.D38]*[Vessel.$C$3]*[.D51]*(1-0.85*[.D7]/[$Vessel.$I$6])" office:value-type="float" office:value="12.952671921744" calcext:value-type="float">
            <text:p>12.952671921744</text:p>
          </table:table-cell>
          <table:table-cell table:formula="of:=3*[.E48]*[.E50]*[.E38]*[Vessel.$C$3]*[.E51]*(1-0.85*[.E7]/[$Vessel.$I$6])" office:value-type="float" office:value="25.1253669086589" calcext:value-type="float">
            <text:p>25.1253669086589</text:p>
          </table:table-cell>
          <table:table-cell table:formula="of:=3*[.F48]*[.F50]*[.F38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38]*[Vessel.$C$3]*[.G51]*(1-0.85*[.G7]/[$Vessel.$I$6])" office:value-type="float" office:value="-34.468581989706" calcext:value-type="float">
            <text:p>-34.468581989706</text:p>
          </table:table-cell>
          <table:table-cell table:formula="of:=3*[.H48]*[.H50]*[.H38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8]*[.C50]*[.C44]*[Vessel.$C$3]*[.C51]*(1-0.85*[.C7]/[$Vessel.$I$6])" office:value-type="float" office:value="7.40152681242512" calcext:value-type="float">
            <text:p>7.40152681242512</text:p>
          </table:table-cell>
          <table:table-cell table:formula="of:=3*[.D48]*[.D50]*[.D44]*[Vessel.$C$3]*[.D51]*(1-0.85*[.D7]/[$Vessel.$I$6])" office:value-type="float" office:value="7.40152681242512" calcext:value-type="float">
            <text:p>7.40152681242512</text:p>
          </table:table-cell>
          <table:table-cell table:formula="of:=3*[.E48]*[.E50]*[.E44]*[Vessel.$C$3]*[.E51]*(1-0.85*[.E7]/[$Vessel.$I$6])" office:value-type="float" office:value="10.0501467634636" calcext:value-type="float">
            <text:p>10.0501467634636</text:p>
          </table:table-cell>
          <table:table-cell table:formula="of:=3*[.F48]*[.F50]*[.F44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44]*[Vessel.$C$3]*[.G51]*(1-0.85*[.G7]/[$Vessel.$I$6])" office:value-type="float" office:value="-13.7874327958824" calcext:value-type="float">
            <text:p>-13.7874327958824</text:p>
          </table:table-cell>
          <table:table-cell table:formula="of:=3*[.H48]*[.H50]*[.H44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60]-0.5)+[.C30]" office:value-type="float" office:value="13.0625" calcext:value-type="float">
            <text:p>13.0625</text:p>
          </table:table-cell>
          <table:table-cell table:formula="of:=([.D29]-[.D30])/0.4*([.D60]-0.5)+[.D30]" office:value-type="float" office:value="13.0625" calcext:value-type="float">
            <text:p>13.0625</text:p>
          </table:table-cell>
          <table:table-cell table:formula="of:=([.E29]-[.E30])/0.4*([.E60]-0.5)+[.E30]" office:value-type="float" office:value="13.8125" calcext:value-type="float">
            <text:p>13.8125</text:p>
          </table:table-cell>
          <table:table-cell table:formula="of:=([.F29]-[.F30])/0.4*([.F60]-0.5)+[.F30]" office:value-type="float" office:value="12.5" calcext:value-type="float">
            <text:p>12.5</text:p>
          </table:table-cell>
          <table:table-cell table:formula="of:=([.G29]-[.G30])/0.4*([.G60]-0.5)+[.G30]" office:value-type="float" office:value="12.5" calcext:value-type="float">
            <text:p>12.5</text:p>
          </table:table-cell>
          <table:table-cell table:formula="of:=([.H29]-[.H30])/0.4*([.H60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60]&lt;0.5;[.C30];IF([.C60]&gt;0.9;[.C29];[.C55]))" office:value-type="float" office:value="13.0625" calcext:value-type="float">
            <text:p>13.0625</text:p>
          </table:table-cell>
          <table:table-cell table:formula="of:=IF([.D60]&lt;0.5;[.D30];IF([.D60]&gt;0.9;[.D29];[.D55]))" office:value-type="float" office:value="13.0625" calcext:value-type="float">
            <text:p>13.0625</text:p>
          </table:table-cell>
          <table:table-cell table:formula="of:=IF([.E60]&lt;0.5;[.E30];IF([.E60]&gt;0.9;[.E29];[.E55]))" office:value-type="float" office:value="13.8125" calcext:value-type="float">
            <text:p>13.8125</text:p>
          </table:table-cell>
          <table:table-cell table:formula="of:=IF([.F60]&lt;0.5;[.F30];IF([.F60]&gt;0.9;[.F29];[.F55]))" office:value-type="float" office:value="12.5" calcext:value-type="float">
            <text:p>12.5</text:p>
          </table:table-cell>
          <table:table-cell table:formula="of:=IF([.G60]&lt;0.5;[.G30];IF([.G60]&gt;0.9;[.G29];[.G55]))" office:value-type="float" office:value="12.5" calcext:value-type="float">
            <text:p>12.5</text:p>
          </table:table-cell>
          <table:table-cell table:formula="of:=IF([.H60]&lt;0.5;[.H30];IF([.H60]&gt;0.9;[.H29];[.H55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4]-([.C54]-[.C56])/0.1*([.C59]-[.C16])" office:value-type="float" office:value="10.2320134062126" calcext:value-type="float">
            <text:p>10.2320134062126</text:p>
          </table:table-cell>
          <table:table-cell table:formula="of:=[.D54]-([.D54]-[.D56])/0.1*([.D59]-[.D16])" office:value-type="float" office:value="4.57104021863767" calcext:value-type="float">
            <text:p>4.57104021863767</text:p>
          </table:table-cell>
          <table:table-cell table:formula="of:=[.E54]-([.E54]-[.E56])/0.1*([.E59]-[.E16])" office:value-type="float" office:value="0.644263672122449" calcext:value-type="float">
            <text:p>0.644263672122449</text:p>
          </table:table-cell>
          <table:table-cell table:formula="of:=[.F54]-([.F54]-[.F56])/0.1*([.F59]-[.F16])" office:value-type="float" office:value="5.97783347965489" calcext:value-type="float">
            <text:p>5.97783347965489</text:p>
          </table:table-cell>
          <table:table-cell table:formula="of:=[.G54]-([.G54]-[.G56])/0.1*([.G59]-[.G16])" office:value-type="float" office:value="-79.5060147855884" calcext:value-type="float">
            <text:p>-79.5060147855884</text:p>
          </table:table-cell>
          <table:table-cell table:formula="of:=[.H54]-([.H54]-[.H56])/0.1*([.H59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9]-0.1" office:value-type="float" office:value="0.6" calcext:value-type="float">
            <text:p>0.6</text:p>
          </table:table-cell>
          <table:table-cell table:formula="of:=[.D59]-0.1" office:value-type="float" office:value="0.6" calcext:value-type="float">
            <text:p>0.6</text:p>
          </table:table-cell>
          <table:table-cell table:formula="of:=[.E59]-0.1" office:value-type="float" office:value="0.6" calcext:value-type="float">
            <text:p>0.6</text:p>
          </table:table-cell>
          <table:table-cell table:formula="of:=[.F59]-0.1" office:value-type="float" office:value="0.6" calcext:value-type="float">
            <text:p>0.6</text:p>
          </table:table-cell>
          <table:table-cell table:formula="of:=[.G59]-0.1" office:value-type="float" office:value="0.6" calcext:value-type="float">
            <text:p>0.6</text:p>
          </table:table-cell>
          <table:table-cell table:formula="of:=[.H59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9]-0.1; 0; IF([.C16]&lt;[.C59]; [.C57]; [.C52]))" office:value-type="float" office:value="10.2320134062126" calcext:value-type="float">
            <text:p>10.2320134062126</text:p>
          </table:table-cell>
          <table:table-cell table:formula="of:=IF([.D16]&lt;[.D59]-0.1; 0; IF([.D16]&lt;[.D59]; [.D61]; [.D52]))" office:value-type="float" office:value="12.952671921744" calcext:value-type="float">
            <text:p>12.952671921744</text:p>
          </table:table-cell>
          <table:table-cell table:formula="of:=IF([.E16]&lt;[.E59]-0.1; 0; IF([.E16]&lt;[.E59]; [.E61]; [.E52]))" office:value-type="float" office:value="25.1253669086589" calcext:value-type="float">
            <text:p>25.1253669086589</text:p>
          </table:table-cell>
          <table:table-cell table:formula="of:=IF([.F16]&lt;[.F59]-0.1; 0; IF([.F16]&lt;[.F59]; [.F61]; [.F52]))" office:value-type="float" office:value="0" calcext:value-type="float">
            <text:p>0</text:p>
          </table:table-cell>
          <table:table-cell table:formula="of:=IF([.G16]&lt;[.G59]-0.1; 0; IF([.G16]&lt;[.G59]; [.G61]; [.G52]))" office:value-type="float" office:value="-34.468581989706" calcext:value-type="float">
            <text:p>-34.468581989706</text:p>
          </table:table-cell>
          <table:table-cell table:formula="of:=IF([.H16]&lt;[.H59]-0.1; 0; IF([.H16]&lt;[.H59]; [.H61]; [.H52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 office:value-type="string" calcext:value-type="string">
            <text:p>Bottom Panel 07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7" table:style-name="ce1" office:value-type="string" calcext:value-type="string">
            <text:p>fixe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7" table:style-name="ce1" office:value-type="float" office:value="-0.3" calcext:value-type="float">
            <text:p>-0.3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formula="of:=[.I4]/[Vessel.$F$5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formula="of:=([.I7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formula="of:=10*([Vessel.$C$9]+0.75*[.I19]-(1-0.25*[.I19]/[Vessel.$C$9])*([.I7]-[Vessel.$C$10])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formula="of:=10*([Vessel.$C$9]+0.75*[.I20]-(1-0.25*[.I20]/[Vessel.$C$9])*([.I7]-[Vessel.$C$10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formula="of:=10*([Vessel.$C$9]+[.I19]-([.I7]-[Vessel.$C$10]))" office:value-type="float" office:value="20.85" calcext:value-type="float">
            <text:p>2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formula="of:=10*([Vessel.$C$9]+[.I20]-([.I7]-[Vessel.$C$10]))" office:value-type="float" office:value="15.75" calcext:value-type="float">
            <text:p>15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formula="of:=IF([.I$7]&lt;0;[.I23];[.I25]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formula="of:=IF([.I$7]&lt;0;[.I24];[.I26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formula="of:=MAX([.I27];[.I2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formula="of:=MAX([.I28];[.I22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formula="of:=([.I29]-[.I30])/0.4*([.I16]-0.5)+[.I30]" office:value-type="float" office:value="13.109375" calcext:value-type="float">
            <text:p>13.109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formula="of:=IF([.I16]&lt;0.5;[.I30];IF([.I16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formula="of:=0.5+[.I16]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formula="of:=3-2.5*[.I16]" office:value-type="float" office:value="1.875" calcext:value-type="float">
            <text:p>1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formula="of:=IF([.I16]&lt;0.5;[.I34];IF([.I16]&lt;0.8;[.I35];[.I36]))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formula="of:=100*[.I5]*[.I6]/[Vessel.$F$6]" office:value-type="float" office:value="0.242857142857143" calcext:value-type="float">
            <text:p>0.2428571428571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formula="of:=MAX([.I38]; 0.455-0.35*([.I39]^0.75-1.7)/([.I39]^0.75+1.7))" office:value-type="float" office:value="0.686636931781797" calcext:value-type="float">
            <text:p>0.6866369317817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formula="of:=MAX(10; MIN([.I8];3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formula="of:=(70-[.I41])/(70-[Vessel.$F$7])" office:value-type="float" office:value="1.03448275862069" calcext:value-type="float">
            <text:p>1.034482758620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formula="of:=100*[Vessel.$C$9]*[.I37]*[.I40]*[.I42]*[Vessel.$F$4]" office:value-type="float" office:value="34.4147165636152" calcext:value-type="float">
            <text:p>34.4147165636152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formula="of:=([.D29]-[.D30])/0.4*([.D55]-0.5)+[.D30]" office:value-type="float" office:value="12.34375" calcext:value-type="float">
            <text:p>12.34375</text:p>
          </table:table-cell>
          <table:table-cell table:formula="of:=([.E29]-[.E30])/0.4*([.E55]-0.5)+[.E30]" office:value-type="float" office:value="12.34375" calcext:value-type="float">
            <text:p>12.34375</text:p>
          </table:table-cell>
          <table:table-cell table:formula="of:=([.F29]-[.F30])/0.4*([.F55]-0.5)+[.F30]" office:value-type="float" office:value="12.34375" calcext:value-type="float">
            <text:p>12.34375</text:p>
          </table:table-cell>
          <table:table-cell table:formula="of:=([.G29]-[.G30])/0.4*([.G55]-0.5)+[.G30]" office:value-type="float" office:value="12.34375" calcext:value-type="float">
            <text:p>12.34375</text:p>
          </table:table-cell>
          <table:table-cell table:formula="of:=([.H29]-[.H30])/0.4*([.H55]-0.5)+[.H30]" office:value-type="float" office:value="12.34375" calcext:value-type="float">
            <text:p>12.34375</text:p>
          </table:table-cell>
          <table:table-cell table:formula="of:=([.I29]-[.I30])/0.4*([.I55]-0.5)+[.I30]" office:value-type="float" office:value="12.34375" calcext:value-type="float">
            <text:p>12.34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formula="of:=IF([.D16]&lt;0.5;[.D30];IF([.D55]&gt;0.9;[.D29];[.D31]))" office:value-type="float" office:value="18.46875" calcext:value-type="float">
            <text:p>18.46875</text:p>
          </table:table-cell>
          <table:table-cell table:formula="of:=IF([.E16]&lt;0.5;[.E30];IF([.E55]&gt;0.9;[.E29];[.E31]))" office:value-type="float" office:value="18.46875" calcext:value-type="float">
            <text:p>18.46875</text:p>
          </table:table-cell>
          <table:table-cell table:formula="of:=IF([.F16]&lt;0.5;[.F30];IF([.F55]&gt;0.9;[.F29];[.F31]))" office:value-type="float" office:value="13.875" calcext:value-type="float">
            <text:p>13.875</text:p>
          </table:table-cell>
          <table:table-cell table:formula="of:=IF([.G16]&lt;0.5;[.G30];IF([.G55]&gt;0.9;[.G29];[.G31]))" office:value-type="float" office:value="20.765625" calcext:value-type="float">
            <text:p>20.765625</text:p>
          </table:table-cell>
          <table:table-cell table:formula="of:=IF([.H16]&lt;0.5;[.H30];IF([.H55]&gt;0.9;[.H29];[.H31]))" office:value-type="float" office:value="16.171875" calcext:value-type="float">
            <text:p>16.171875</text:p>
          </table:table-cell>
          <table:table-cell table:formula="of:=IF([.I16]&lt;0.5;[.I30];IF([.I55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formula="of:=0.5+[.I5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formula="of:=3-2.5*[.I54]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formula="of:=IF([.I30]&lt;0.5;[.I48];IF([.I54]&lt;0.8;[.I49];[.I50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formula="of:=100*[$Vessel.$C$9]*[.I48]*[.I40]*[.I42]*[$Vessel.$F$4]" office:value-type="float" office:value="36.2260174353845" calcext:value-type="float">
            <text:p>36.22601743538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formula="of:=[.I54]-0.1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46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formula="of:=[.I43]-([.I43]-[.I32])/0.1*([.I54]-[.I16])" office:value-type="float" office:value="24.1448582818076" calcext:value-type="float">
            <text:p>24.1448582818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formula="of:=IF([.I16]&lt;[.I54]-0.1; 0; IF([.I16]&lt;[.I54]; [.I57]; [.I43]))" office:value-type="float" office:value="24.1448582818076" calcext:value-type="float">
            <text:p>24.1448582818076</text:p>
          </table:table-cell>
          <table:table-cell table:number-columns-repeated="13"/>
        </table:table-row>
      </table:table>
      <table:table table:name="Bottom Stiffener 01 Pressur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4:.K5];[.J4:.J5])" office:value-type="float" office:value="0.43" calcext:value-type="float">
            <text:p>0.43</text:p>
          </table:table-cell>
          <table:table-cell table:formula="of:=FORECAST([.$H$6];[.K4:.K5];[.J4:.J5])" office:value-type="float" office:value="0.43" calcext:value-type="float">
            <text:p>0.4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-0.3" calcext:value-type="float">
            <text:p>-0.3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1.25" calcext:value-type="float">
            <text:p>1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5:.K6];[.J5:.J6])" office:value-type="float" office:value="0.505" calcext:value-type="float">
            <text:p>0.505</text:p>
          </table:table-cell>
          <table:table-cell table:formula="of:=FORECAST([.$H$6];[.K5:.K6];[.J5:.J6])" office:value-type="float" office:value="0.505" calcext:value-type="float">
            <text:p>0.5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1.25" calcext:value-type="float">
            <text:p>1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6:.K7];[.J6:.J7])" office:value-type="float" office:value="0.6625" calcext:value-type="float">
            <text:p>0.6625</text:p>
          </table:table-cell>
          <table:table-cell table:formula="of:=FORECAST([.$H$6];[.K6:.K7];[.J6:.J7])" office:value-type="float" office:value="0.6625" calcext:value-type="float">
            <text:p>0.662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7:.K8];[.J7:.J8])" office:value-type="float" office:value="0.7725" calcext:value-type="float">
            <text:p>0.7725</text:p>
          </table:table-cell>
          <table:table-cell table:formula="of:=FORECAST([.$H$6];[.K7:.K8];[.J7:.J8])" office:value-type="float" office:value="0.7725" calcext:value-type="float">
            <text:p>0.772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8:.K9];[.J8:.J9])" office:value-type="float" office:value="0.885" calcext:value-type="float">
            <text:p>0.885</text:p>
          </table:table-cell>
          <table:table-cell table:formula="of:=FORECAST([.$H$6];[.K8:.K9];[.J8:.J9])" office:value-type="float" office:value="0.885" calcext:value-type="float">
            <text:p>0.88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9:.K10];[.J9:.J10])" office:value-type="float" office:value="0.91825" calcext:value-type="float">
            <text:p>0.91825</text:p>
          </table:table-cell>
          <table:table-cell table:formula="of:=FORECAST([.$H$6];[.K9:.K10];[.J9:.J10])" office:value-type="float" office:value="0.91825" calcext:value-type="float">
            <text:p>0.91825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0:.K11];[.J10:.J11])" office:value-type="float" office:value="0.96425" calcext:value-type="float">
            <text:p>0.96425</text:p>
          </table:table-cell>
          <table:table-cell table:formula="of:=FORECAST([.$H$6];[.K10:.K11];[.J10:.J11])" office:value-type="float" office:value="0.96425" calcext:value-type="float">
            <text:p>0.9642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1:.K12];[.J11:.J12])" office:value-type="float" office:value="0.9845" calcext:value-type="float">
            <text:p>0.9845</text:p>
          </table:table-cell>
          <table:table-cell table:formula="of:=FORECAST([.$H$6];[.K11:.K12];[.J11:.J12])" office:value-type="float" office:value="0.9845" calcext:value-type="float">
            <text:p>0.984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0.21" calcext:value-type="float">
            <text:p>0.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8.225" calcext:value-type="float">
            <text:p>18.2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3.875" calcext:value-type="float">
            <text:p>13.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20.85" calcext:value-type="float">
            <text:p>20.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15.75" calcext:value-type="float">
            <text:p>15.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8.225" calcext:value-type="float">
            <text:p>18.2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13.875" calcext:value-type="float">
            <text:p>13.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3.875" calcext:value-type="float">
            <text:p>13.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18.46875" calcext:value-type="float">
            <text:p>18.46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8.46875" calcext:value-type="float">
            <text:p>18.4687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0.5+[.D18]"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3-2.5*[.D1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IF([.D18]&lt;0.5;[.D36];IF([.D18]&lt;0.8;[.D37];[.D38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formula="of:=100*[.D6]*[.D7]/[$Vessel.$F$6]" office:value-type="float" office:value="9.71428571428572" calcext:value-type="float">
            <text:p>9.714285714285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/>
          <table:table-cell table:formula="of:=MAX([.D40]; 0.455-0.35*([.D41]^0.75-1.7)/([.D41]^0.75+1.7))"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/>
          <table:table-cell table:formula="of:=MAX(10; MIN([.D10];3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/>
          <table:table-cell table:formula="of:=(70-[.D43])/(70-[$Vessel.$F$7])" office:value-type="float" office:value="0.931034482758621" calcext:value-type="float">
            <text:p>0.9310344827586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/>
          <table:table-cell table:formula="of:=100*[$Vessel.$C$9]*[.D39]*[.D42]*[.D44]*[$Vessel.$F$4]" office:value-type="float" office:value="21.3672413793103" calcext:value-type="float">
            <text:p>21.367241379310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57]-0.5)+[.D32]" office:value-type="float" office:value="12.34375" calcext:value-type="float">
            <text:p>12.343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/>
          <table:table-cell table:formula="of:=IF([.D18]&lt;0.5;[.D32];IF([.D57]&gt;0.9;[.D31];[.D33]))" office:value-type="float" office:value="18.46875" calcext:value-type="float">
            <text:p>18.4687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0.5+[.D5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3-2.5*[.D56]" office:value-type="float" office:value="1.75" calcext:value-type="float">
            <text:p>1.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IF([.D32]&lt;0.5;[.D50];IF([.D56]&lt;0.8;[.D51];[.D52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/>
          <table:table-cell table:formula="of:=100*[$Vessel.$C$9]*[.D50]*[.D42]*[.D44]*[$Vessel.$F$4]" office:value-type="float" office:value="21.3672413793103" calcext:value-type="float">
            <text:p>21.367241379310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/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/>
          <table:table-cell table:formula="of:=[.D56]-0.1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/>
          <table:table-cell table:formula="of:=[.D54]-([.D54]-[.D48])/0.1*([.D56]-[.D18])" office:value-type="float" office:value="30.0627155172414" calcext:value-type="float">
            <text:p>30.06271551724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/>
          <table:table-cell table:formula="of:=IF([.D18]&lt;[.D56]-0.1; 0; IF([.D18]&lt;[.D56]; [.D59]; [.D45]))" office:value-type="float" office:value="21.3672413793103" calcext:value-type="float">
            <text:p>21.3672413793103</text:p>
          </table:table-cell>
          <table:table-cell table:number-columns-repeated="9"/>
        </table:table-row>
      </table:table>
      <table:table table:name="Bottom Stiffener 01 Stiff calc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5" calcext:value-type="float">
            <text:p>79.9023712048905</text:p>
          </table:table-cell>
          <table:table-cell table:formula="of:=[.J3]*[.G3]" office:value-type="float" office:value="1.99755928012226" calcext:value-type="float">
            <text:p>1.99755928012226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4" calcext:value-type="float">
            <text:p>5647.45173312654</text:p>
          </table:table-cell>
          <table:table-cell table:formula="of:=SUM([.J3:.J4])" office:value-type="float" office:value="208.059309149079" calcext:value-type="float">
            <text:p>208.059309149079</text:p>
          </table:table-cell>
          <table:table-cell/>
          <table:table-cell table:formula="of:=SUM([.L3:.L4])" office:value-type="float" office:value="0.670100804584296" calcext:value-type="float">
            <text:p>0.67010080458429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5" calcext:value-type="float">
            <text:p>9.3677048004287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table table:name="L bar 01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5" calcext:value-type="float">
            <text:p>79.9023712048905</text:p>
          </table:table-cell>
          <table:table-cell table:formula="of:=[.J3]*[.G3]" office:value-type="float" office:value="1.99755928012226" calcext:value-type="float">
            <text:p>1.99755928012226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4" calcext:value-type="float">
            <text:p>5647.45173312654</text:p>
          </table:table-cell>
          <table:table-cell table:formula="of:=SUM([.J3:.J4])" office:value-type="float" office:value="208.059309149079" calcext:value-type="float">
            <text:p>208.059309149079</text:p>
          </table:table-cell>
          <table:table-cell/>
          <table:table-cell table:formula="of:=SUM([.L3:.L4])" office:value-type="float" office:value="0.670100804584296" calcext:value-type="float">
            <text:p>0.67010080458429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5" calcext:value-type="float">
            <text:p>9.3677048004287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R$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09:13:18.7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13T10:42:00.937000000</dc:date>
    <meta:editing-cycles>14</meta:editing-cycles>
    <meta:editing-duration>P2DT21H28M23S</meta:editing-duration>
    <meta:generator>LibreOffice/7.2.1.2$Windows_X86_64 LibreOffice_project/87b77fad49947c1441b67c559c339af8f3517e22</meta:generator>
    <meta:document-statistic meta:table-count="9" meta:cell-count="1359" meta:object-count="0"/>
  </office:meta>
</office:document-meta>
</file>